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line-break="normal" fo:margin-top="0.2083in" fo:margin-bottom="0.2083in" style:line-height-at-least="0.1826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Courier New" fo:color="#333333" fo:font-size="10.5pt" style:font-size-asian="10.5pt" style:font-size-complex="10.5pt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Courier New" fo:color="#333333" fo:font-size="10.5pt" style:font-size-asian="10.5pt" style:font-size-complex="10.5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Courier New" fo:color="#582800" fo:font-size="10.5pt" style:font-size-asian="10.5pt" style:font-size-complex="10.5pt" style:language-asian="en" style:country-asian="GB"/>
    </style:style>
    <style:style style:name="T8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Courier New" fo:color="#333333" fo:font-size="10.5pt" style:font-size-asian="10.5pt" style:font-size-complex="10.5pt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Courier New" fo:color="#582800" fo:font-size="10.5pt" style:font-size-asian="10.5pt" style:font-size-complex="10.5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Courier New" fo:color="#582800" fo:font-size="10.5pt" style:font-size-asian="10.5pt" style:font-size-complex="10.5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Courier New" fo:color="#333333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Courier New" fo:color="#000000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<text:span text:style-name="T2">aws</text:span><text:span text:style-name="T3"><text:s/></text:span><text:span text:style-name="T4">ecr</text:span><text:span text:style-name="T5"><text:s/></text:span><text:span text:style-name="T6">create</text:span><text:span text:style-name="T7">-</text:span><text:span text:style-name="T8">repository</text:span><text:span text:style-name="T9"><text:s/></text:span><text:span text:style-name="T10">--</text:span><text:span text:style-name="T11">repository</text:span><text:span text:style-name="T12">-</text:span><text:span text:style-name="T13">name</text:span><text:span text:style-name="T14"><text:s/></text:span><text:span text:style-name="T15">Jupiter –-region<text:s/></text:span><text:span text:style-name="T16">us-east-1</text:span></text:p>
      <text:p text:style-name="Normal">AKIA5MWJPDFMG6NURCMM</text:p>
      <text:p text:style-name="Normal">VvaDi3L8CeU4C1oISGeZnPWboAPq8xQlh28RIL09</text:p>
      <text:p text:style-name="Normal">{</text:p>
      <text:p text:style-name="Normal"><text:s text:c="4"/>"repository": {</text:p>
      <text:p text:style-name="Normal"><text:s text:c="8"/>"repositoryArn": "arn:aws:ecr:us-east-1:920619260248:repository/jupiter",</text:p>
      <text:p text:style-name="Normal"><text:s text:c="8"/>"registryId": "920619260248",</text:p>
      <text:p text:style-name="Normal"><text:s text:c="8"/>"repositoryName": "jupiter",</text:p>
      <text:p text:style-name="Normal"><text:s text:c="8"/>"repositoryUri": "920619260248.dkr.ecr.us-east-1.amazonaws.com/jupiter",</text:p>
      <text:p text:style-name="Normal"><text:s text:c="8"/>"createdAt": "2023-05-07T09:10:13+01:00",</text:p>
      <text:p text:style-name="Normal"><text:s text:c="8"/>"imageTagMutability": "MUTABLE",</text:p>
      <text:p text:style-name="Normal"><text:s text:c="8"/>"imageScanningConfiguration": {</text:p>
      <text:p text:style-name="Normal"><text:s text:c="12"/>"scanOnPush": false</text:p>
      <text:p text:style-name="Normal"><text:s text:c="8"/>},</text:p>
      <text:p text:style-name="Normal"><text:s text:c="8"/>"encryptionConfiguration": {</text:p>
      <text:p text:style-name="Normal"><text:s text:c="12"/>"encryptionType": "AES256"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n" style:display-name="n" style:family="text" style:parent-style-name="DefaultParagraphFont"/>
    <style:style style:name="o" style:display-name="o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stus Okhaishie</meta:initial-creator>
    <dc:creator>Festus Okhaishie</dc:creator>
    <meta:creation-date>2023-05-07T07:01:00Z</meta:creation-date>
    <dc:date>2023-05-07T08:48:00Z</dc:date>
    <meta:template xlink:href="Normal" xlink:type="simple"/>
    <meta:editing-cycles>1</meta:editing-cycles>
    <meta:editing-duration>PT0S</meta:editing-duration>
    <meta:document-statistic meta:page-count="1" meta:paragraph-count="1" meta:word-count="98" meta:character-count="660" meta:row-count="4" meta:non-whitespace-character-count="563"/>
  </office:meta>
</office:document-meta>
</file>